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e3af" officeooo:paragraph-rsid="000fe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style:contextual-spacing="false" fo:line-height="120%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30T21:19:25.609568696</meta:creation-date>
    <meta:generator>LibreOffice/7.4.1.2$Linux_X86_64 LibreOffice_project/40$Build-2</meta:generator>
    <dc:date>2022-11-11T13:44:15.455287043</dc:date>
    <meta:editing-duration>PT2M29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